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3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9.006cm"/>
    </style:style>
    <style:style style:name="co4" style:family="table-column">
      <style:table-column-properties fo:break-before="auto" style:column-width="2.438cm"/>
    </style:style>
    <style:style style:name="co5" style:family="table-column">
      <style:table-column-properties fo:break-before="auto" style:column-width="2.492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2.242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688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23cm" fo:break-before="auto" style:use-optimal-row-height="tru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476cm" fo:break-before="auto" style:use-optimal-row-height="true"/>
    </style:style>
    <style:style style:name="ro11" style:family="table-row">
      <style:table-row-properties style:row-height="0.873cm" fo:break-before="auto" style:use-optimal-row-height="false"/>
    </style:style>
    <style:style style:name="ro12" style:family="table-row">
      <style:table-row-properties style:row-height="1.376cm" fo:break-before="auto" style:use-optimal-row-height="true"/>
    </style:style>
    <style:style style:name="ro13" style:family="table-row">
      <style:table-row-properties style:row-height="0.714cm" fo:break-before="auto" style:use-optimal-row-height="false"/>
    </style:style>
    <style:style style:name="ro14" style:family="table-row">
      <style:table-row-properties style:row-height="0.661cm" fo:break-before="auto" style:use-optimal-row-height="false"/>
    </style:style>
    <style:style style:name="ro15" style:family="table-row">
      <style:table-row-properties style:row-height="0.794cm" fo:break-before="auto" style:use-optimal-row-height="true"/>
    </style:style>
    <style:style style:name="ro16" style:family="table-row">
      <style:table-row-properties style:row-height="1.085cm" fo:break-before="auto" style:use-optimal-row-height="true"/>
    </style:style>
    <style:style style:name="ta1" style:family="table" style:master-page-name="PageStyle_5f_Etudiant_20_1">
      <style:table-properties table:display="true" style:writing-mode="lr-tb"/>
    </style:style>
    <style:style style:name="ta2" style:family="table" style:master-page-name="PageStyle_5f_Etudiant_20_2">
      <style:table-properties table:display="true" style:writing-mode="lr-tb"/>
    </style:style>
    <style:style style:name="ta3" style:family="table" style:master-page-name="PageStyle_5f_Etudiant_20_3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20_2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" style:family="table-cell" style:parent-style-name="Normal_20_2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2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Normal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20_2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Normal_20_2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Normal_20_2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20_2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Normal_20_2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 style:data-style-name="N37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Normal_20_2" style:data-style-name="N37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UGOT Antoi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/>
          <table:table-cell table:style-name="ce7" office:value-type="string" calcext:value-type="string">
            <text:p>PROJET:</text:p>
          </table:table-cell>
          <table:table-cell table:number-columns-repeated="16382"/>
        </table:table-row>
        <table:table-row table:style-name="ro1">
          <table:table-cell/>
          <table:table-cell table:style-name="ce7" office:value-type="string" calcext:value-type="string">
            <text:p>ETUDIANT:</text:p>
          </table:table-cell>
          <table:table-cell table:number-columns-repeated="16382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8" office:value-type="string" calcext:value-type="string" table:number-columns-spanned="4" table:number-rows-spanned="1">
            <text:p>Les périodes durent 1 semaines</text:p>
          </table:table-cell>
          <table:covered-table-cell table:number-columns-repeated="3" table:style-name="ce19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1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5">
          <table:table-cell table:style-name="ce2"/>
          <table:table-cell table:style-name="ce11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7">
          <table:table-cell table:style-name="ce3"/>
          <table:table-cell table:style-name="ce12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12"/>
          <table:table-cell table:style-name="ce25"/>
          <table:table-cell table:style-name="ce6"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8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style-name="ce28" table:number-columns-repeated="16378"/>
        </table:table-row>
        <table:table-row table:style-name="ro9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9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>
          <table:table-cell/>
          <table:table-cell table:style-name="ce6" table:number-columns-repeated="4"/>
          <table:table-cell table:number-columns-repeated="16379"/>
        </table:table-row>
        <table:table-row table:style-name="ro3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11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1">
          <table:table-cell table:style-name="ce3"/>
          <table:table-cell table:style-name="ce12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12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style-name="ce28" table:number-columns-repeated="16378"/>
        </table:table-row>
        <table:table-row table:style-name="ro13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13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13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 table:style-name="ce6" table:number-columns-repeated="6"/>
          <table:table-cell table:number-columns-repeated="16378"/>
        </table:table-row>
        <table:table-row table:style-name="ro3">
          <table:table-cell table:style-name="ce6" table:number-columns-repeated="6"/>
          <table:table-cell table:number-columns-repeated="16378"/>
        </table:table-row>
        <table:table-row table:style-name="ro14">
          <table:table-cell table:style-name="ce2"/>
          <table:table-cell table:style-name="ce18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18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6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2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11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12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12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>
          <table:table-cell/>
          <table:table-cell table:style-name="ce6" table:number-columns-repeated="4"/>
          <table:table-cell table:number-columns-repeated="16379"/>
        </table:table-row>
        <table:table-row table:style-name="ro3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11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12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12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 table:style-name="ce6" table:number-columns-repeated="6"/>
          <table:table-cell table:number-columns-repeated="16378"/>
        </table:table-row>
        <table:table-row table:style-name="ro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18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18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4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3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11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12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12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>
          <table:table-cell/>
          <table:table-cell table:style-name="ce6" table:number-columns-repeated="4"/>
          <table:table-cell table:number-columns-repeated="16379"/>
        </table:table-row>
        <table:table-row table:style-name="ro3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11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12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12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 table:style-name="ce6" table:number-columns-repeated="6"/>
          <table:table-cell table:number-columns-repeated="16378"/>
        </table:table-row>
        <table:table-row table:style-name="ro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18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18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104845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GOUMZI Clément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/>
          <table:table-cell table:style-name="ce7" office:value-type="string" calcext:value-type="string">
            <text:p>PROJET:</text:p>
          </table:table-cell>
          <table:table-cell table:number-columns-repeated="16382"/>
        </table:table-row>
        <table:table-row table:style-name="ro1">
          <table:table-cell/>
          <table:table-cell table:style-name="ce7" office:value-type="string" calcext:value-type="string">
            <text:p>ETUDIANT:</text:p>
          </table:table-cell>
          <table:table-cell table:number-columns-repeated="16382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8" office:value-type="string" calcext:value-type="string" table:number-columns-spanned="4" table:number-rows-spanned="1">
            <text:p>Les périodes durent 1 semaines</text:p>
          </table:table-cell>
          <table:covered-table-cell table:number-columns-repeated="3" table:style-name="ce19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1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5">
          <table:table-cell table:style-name="ce2"/>
          <table:table-cell table:style-name="ce11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7">
          <table:table-cell table:style-name="ce3"/>
          <table:table-cell table:style-name="ce12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12"/>
          <table:table-cell table:style-name="ce25"/>
          <table:table-cell table:style-name="ce6"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8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style-name="ce28" table:number-columns-repeated="16378"/>
        </table:table-row>
        <table:table-row table:style-name="ro9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9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>
          <table:table-cell/>
          <table:table-cell table:style-name="ce6" table:number-columns-repeated="4"/>
          <table:table-cell table:number-columns-repeated="16379"/>
        </table:table-row>
        <table:table-row table:style-name="ro3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11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1">
          <table:table-cell table:style-name="ce3"/>
          <table:table-cell table:style-name="ce12" office:value-type="string" calcext:value-type="string" table:number-columns-spanned="4" table:number-rows-spanned="1">
            <text:p>Travail réellement réalisé sur la <text:s/>période</text:p>
          </table:table-cell>
          <table:covered-table-cell table:number-columns-repeated="3" table:style-name="ce12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style-name="ce28" table:number-columns-repeated="16378"/>
        </table:table-row>
        <table:table-row table:style-name="ro13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13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13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 table:style-name="ce6" table:number-columns-repeated="6"/>
          <table:table-cell table:number-columns-repeated="16378"/>
        </table:table-row>
        <table:table-row table:style-name="ro3">
          <table:table-cell table:style-name="ce6" table:number-columns-repeated="6"/>
          <table:table-cell table:number-columns-repeated="16378"/>
        </table:table-row>
        <table:table-row table:style-name="ro14">
          <table:table-cell table:style-name="ce2"/>
          <table:table-cell table:style-name="ce18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18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6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2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11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12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12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>
          <table:table-cell/>
          <table:table-cell table:style-name="ce6" table:number-columns-repeated="4"/>
          <table:table-cell table:number-columns-repeated="16379"/>
        </table:table-row>
        <table:table-row table:style-name="ro3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11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12" office:value-type="string" calcext:value-type="string" table:number-columns-spanned="4" table:number-rows-spanned="1">
            <text:p>Travail réellement réalisé sur la <text:s/>période</text:p>
          </table:table-cell>
          <table:covered-table-cell table:number-columns-repeated="3" table:style-name="ce12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 table:style-name="ce6" table:number-columns-repeated="6"/>
          <table:table-cell table:number-columns-repeated="16378"/>
        </table:table-row>
        <table:table-row table:style-name="ro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18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18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4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3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11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12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12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>
          <table:table-cell/>
          <table:table-cell table:style-name="ce6" table:number-columns-repeated="4"/>
          <table:table-cell table:number-columns-repeated="16379"/>
        </table:table-row>
        <table:table-row table:style-name="ro3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11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12" office:value-type="string" calcext:value-type="string" table:number-columns-spanned="4" table:number-rows-spanned="1">
            <text:p>Travail réellement réalisé sur la <text:s/>période</text:p>
          </table:table-cell>
          <table:covered-table-cell table:number-columns-repeated="3" table:style-name="ce12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 table:style-name="ce6" table:number-columns-repeated="6"/>
          <table:table-cell table:number-columns-repeated="16378"/>
        </table:table-row>
        <table:table-row table:style-name="ro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18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18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104845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KOLODZIEJSKI Carl" table:style-name="ta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/>
          <table:table-cell table:style-name="ce7" office:value-type="string" calcext:value-type="string">
            <text:p>PROJET:</text:p>
          </table:table-cell>
          <table:table-cell office:value-type="string" calcext:value-type="string">
            <text:p>Boule à Zen</text:p>
          </table:table-cell>
          <table:table-cell table:number-columns-repeated="16381"/>
        </table:table-row>
        <table:table-row table:style-name="ro1">
          <table:table-cell/>
          <table:table-cell table:style-name="ce7" office:value-type="string" calcext:value-type="string">
            <text:p>ETUDIANT:</text:p>
          </table:table-cell>
          <table:table-cell office:value-type="string" calcext:value-type="string">
            <text:p>KOLODZIEJSKI Carl</text:p>
          </table:table-cell>
          <table:table-cell table:number-columns-repeated="16381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8" office:value-type="string" calcext:value-type="string" table:number-columns-spanned="4" table:number-rows-spanned="1">
            <text:p>Les périodes durent 3 semaines</text:p>
          </table:table-cell>
          <table:covered-table-cell table:number-columns-repeated="3" table:style-name="ce19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1: du</text:p>
          </table:table-cell>
          <table:table-cell table:style-name="ce29" office:value-type="date" office:date-value="2024-04-05" calcext:value-type="date">
            <text:p>05/04/24</text:p>
          </table:table-cell>
          <table:table-cell table:style-name="ce20" office:value-type="string" calcext:value-type="string">
            <text:p>au</text:p>
          </table:table-cell>
          <table:table-cell table:style-name="ce30" office:value-type="date" office:date-value="2024-04-05" calcext:value-type="date">
            <text:p>05/04/24</text:p>
          </table:table-cell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5">
          <table:table-cell table:style-name="ce2"/>
          <table:table-cell table:style-name="ce11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7">
          <table:table-cell table:style-name="ce3"/>
          <table:table-cell table:style-name="ce12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12"/>
          <table:table-cell table:style-name="ce25"/>
          <table:table-cell table:style-name="ce6"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8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style-name="ce28" table:number-columns-repeated="16378"/>
        </table:table-row>
        <table:table-row table:style-name="ro9">
          <table:table-cell table:style-name="ce3"/>
          <table:table-cell table:style-name="ce14" office:value-type="string" calcext:value-type="string">
            <text:p>Annexe 1</text:p>
          </table:table-cell>
          <table:table-cell table:style-name="ce14" office:value-type="string" calcext:value-type="string">
            <text:p>Rédiger la fiche sur un concurrent de notre entreprise en anglais.</text:p>
          </table:table-cell>
          <table:table-cell table:style-name="ce14" office:value-type="string" calcext:value-type="string">
            <text:p>30 minutes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5" office:value-type="string" calcext:value-type="string">
            <text:p>QQOQPC</text:p>
          </table:table-cell>
          <table:table-cell table:style-name="ce15" office:value-type="string" calcext:value-type="string">
            <text:p>Réaliser le QQOQPC.</text:p>
          </table:table-cell>
          <table:table-cell table:style-name="ce15" office:value-type="string" calcext:value-type="string">
            <text:p>45 minutes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5" office:value-type="string" calcext:value-type="string">
            <text:p>Cahier des charges</text:p>
          </table:table-cell>
          <table:table-cell table:style-name="ce15" office:value-type="string" calcext:value-type="string">
            <text:p>Élaborer le cahier des charges</text:p>
          </table:table-cell>
          <table:table-cell table:style-name="ce15" office:value-type="string" calcext:value-type="string">
            <text:p>1 heure 30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 table:number-rows-repeated="2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>
          <table:table-cell/>
          <table:table-cell table:style-name="ce6" table:number-columns-repeated="4"/>
          <table:table-cell table:number-columns-repeated="16379"/>
        </table:table-row>
        <table:table-row table:style-name="ro3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11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1">
          <table:table-cell table:style-name="ce3"/>
          <table:table-cell table:style-name="ce12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12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èvement de la tache</text:p>
          </table:table-cell>
          <table:table-cell table:style-name="ce26"/>
          <table:table-cell table:style-name="ce28" table:number-columns-repeated="16378"/>
        </table:table-row>
        <table:table-row table:style-name="ro13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13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13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 table:style-name="ce6" table:number-columns-repeated="6"/>
          <table:table-cell table:number-columns-repeated="16378"/>
        </table:table-row>
        <table:table-row table:style-name="ro3">
          <table:table-cell table:style-name="ce6" table:number-columns-repeated="6"/>
          <table:table-cell table:number-columns-repeated="16378"/>
        </table:table-row>
        <table:table-row table:style-name="ro14">
          <table:table-cell table:style-name="ce2"/>
          <table:table-cell table:style-name="ce18" office:value-type="string" calcext:value-type="string" table:number-columns-spanned="4" table:number-rows-spanned="1">
            <text:p>Difficultés rencontrées pendant cette période</text:p>
          </table:table-cell>
          <table:covered-table-cell table:number-columns-repeated="3" table:style-name="ce18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6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ériode 2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11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12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12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>
          <table:table-cell/>
          <table:table-cell table:style-name="ce6" table:number-columns-repeated="4"/>
          <table:table-cell table:number-columns-repeated="16379"/>
        </table:table-row>
        <table:table-row table:style-name="ro3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11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12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12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è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 table:style-name="ce6" table:number-columns-repeated="6"/>
          <table:table-cell table:number-columns-repeated="16378"/>
        </table:table-row>
        <table:table-row table:style-name="ro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18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18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4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3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11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12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12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>
          <table:table-cell/>
          <table:table-cell table:style-name="ce6" table:number-columns-repeated="4"/>
          <table:table-cell table:number-columns-repeated="16379"/>
        </table:table-row>
        <table:table-row table:style-name="ro3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11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11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12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12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 table:style-name="ce6" table:number-columns-repeated="6"/>
          <table:table-cell table:number-columns-repeated="16378"/>
        </table:table-row>
        <table:table-row table:style-name="ro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18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18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3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1048453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041cm" fo:margin-bottom="1.981cm" fo:margin-left="0.864cm" fo:margin-right="0.83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tudiant_20_1" style:display-name="PageStyle_Etudian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udiant_20_3" style:display-name="PageStyle_Etudian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udiant_20_4" style:display-name="PageStyle_Etudiant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udiant_20_2" style:display-name="PageStyle_Etudian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. Ramdani</meta:initial-creator>
    <dc:creator>Mathilde Konury</dc:creator>
    <meta:print-date>2013-11-22T10:50:04</meta:print-date>
    <meta:creation-date>2013-11-22T10:05:32</meta:creation-date>
    <dc:date>2024-04-05T10:35:48.523000000</dc:date>
    <meta:generator>LibreOffice/7.6.1.2$Windows_X86_64 LibreOffice_project/f5defcebd022c5bc36bbb79be232cb6926d8f674</meta:generator>
    <meta:editing-duration>PT5M20S</meta:editing-duration>
    <meta:editing-cycles>2</meta:editing-cycles>
    <meta:document-statistic meta:table-count="3" meta:cell-count="148" meta:object-count="0"/>
    <meta:user-defined meta:name="AppVersion">16.0300</meta:user-defined>
    <meta:user-defined meta:name="Company">IUT</meta:user-defined>
  </office:meta>
</office:document-meta>
</file>